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5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6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8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T1" style:family="text">
      <style:text-properties officeooo:rsid="000a41c6"/>
    </style:style>
    <style:style style:name="T2" style:family="text">
      <style:text-properties officeooo:rsid="000d5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4">Les sciences économiques: L’économie recouvre 3 domaines essentiels</text:p>
      <text:p text:style-name="P4">1. L’analyse économique, avec pour objet de mettre en évidence les relationsde cause à effet entre des phénomènes économiques (objective et scientifique)</text:p>
      <text:p text:style-name="P4"/>
      <text:p text:style-name="P4">2. La doctrine économique, est normative car les</text:p>
      <text:p text:style-name="P4"/>
      <text:p text:style-name="P4">3. La politique économique</text:p>
      <text:p text:style-name="P4"/>
      <text:p text:style-name="P4">L’analyse économique se décompose en deux branches: la microéconomie et la macroéconom<text:span text:style-name="T1">ie</text:span></text:p>
      <text:p text:style-name="P4"/>
      <text:p text:style-name="P4"/>
      <text:p text:style-name="P5">Les concepts de base:</text:p>
      <text:p text:style-name="P5">1.2 les principaux agrégats</text:p>
      <text:p text:style-name="P5">agrégats = grandeurs synthétiques qui mesurent le résultat de l’activité de l’ensemble de l’économie</text:p>
      <text:p text:style-name="P5"/>
      <text:p text:style-name="P5">exemples: C, CI, I S, G, X, M, T</text:p>
      <text:p text:style-name="P5">- La consommation C (ou consommation finale)</text:p>
      <text:p text:style-name="P5">- La consommation intermédiaire CI</text:p>
      <text:p text:style-name="P5">- L’investissement I (ou formation brute de capital fixe, FBCF)</text:p>
      <text:p text:style-name="P5">- L’épargne S</text:p>
      <text:p text:style-name="P5">- Les dépenses publiques G</text:p>
      <text:p text:style-name="P5">- Les exportations X</text:p>
      <text:p text:style-name="P5">- Les importations M</text:p>
      <text:p text:style-name="P5">- Les impôts T</text:p>
      <text:p text:style-name="P5"/>
      <text:p text:style-name="P6">1.3 les agents</text:p>
      <text:p text:style-name="P6">On retient en général 4 agents macroéconomiques</text:p>
      <text:p text:style-name="P6">Les ménages</text:p>
      <text:p text:style-name="P6">Les entreprises</text:p>
      <text:p text:style-name="P6">Le gouvernement</text:p>
      <text:p text:style-name="P6">Les institutions financières</text:p>
      <text:p text:style-name="P6">RDM ( le reste du monde )</text:p>
      <text:p text:style-name="P6"/>
      <text:p text:style-name="P6"><text:soft-page-break/>1.4 Les marchés</text:p>
      <text:p text:style-name="P6">5 marchés où sont déterminés 4 prix</text:p>
      <text:p text:style-name="P6"/>
      <text:p text:style-name="P6">-Le marché des biens et services → P: prix monétaire du bien</text:p>
      <text:p text:style-name="P6">-Le marché du travail → W: Salaire nominal (demande entreprise, offre les ménages)</text:p>
      <text:p text:style-name="P6">-Le marché monétaire → r: taux d’intérêt nominal (demande les préférences, offre fixé par la banque centrale)</text:p>
      <text:p text:style-name="P6">-Le marché des Titres → r: taux d’intérêt nominal</text:p>
      <text:p text:style-name="P6">-Le marché des changes → e: taux de change nominal</text:p>
      <text:p text:style-name="P6"/>
      <text:p text:style-name="P7">1.5 Le temps et l’analyse macroéconomique</text:p>
      <text:p text:style-name="P7">3 horizons ou temps d’analyse:</text:p>
      <text:p text:style-name="P7">-Le court terme inférieur à 2 ans</text:p>
      <text:p text:style-name="P7">-Le moyen terme jusqu’à 6 ans</text:p>
      <text:p text:style-name="P7">-Long terme au-dessus de 6 ans</text:p>
      <text:p text:style-name="P7"/>
      <text:p text:style-name="P7">1.6 Les modèles macroéconomiques</text:p>
      <text:p text:style-name="P7"/>
      <text:p text:style-name="P7"/>
      <text:p text:style-name="P7">La mesure du revenu </text:p>
      <text:p text:style-name="P7">PIB-Produit Intérieur Brut: un agrégat économique correspondant à la production globale d’un pays, c-à-d la somme de toutes les valeurs ajoutées produites dans un pays donné au cours des 12 derniers mois.</text:p>
      <text:p text:style-name="P7"/>
      <text:p text:style-name="P7">PNB-Produit National Brut: <text:span text:style-name="T2">un agrégat économique correspondant à la production globale des acteurs économiques français, c-à-d exerçant sur le sol français mais également à l’étranger, au cours des 12 derniers mois.</text:span></text:p>
      <text:p text:style-name="P7"/>
      <text:p text:style-name="P8">Croissance économique: mesure l’augmentation du PIB</text:p>
      <text:p text:style-name="P8"/>
      <text:p text:style-name="P8">Ralentissement économique: Baisse de la croissance économique mais celle-ci reste toujours positive: Le PIB croit mais moins rapidement que lors de la période précédente.</text:p>
      <text:p text:style-name="P8"/>
      <text:p text:style-name="P8">Récession économique: Récul de l’activité économique généralement mesurée par le PIB. En France, l’INSEE définit la récession comme une période d’au moins</text:p>
      <text:p text:style-name="P8"/>
      <text:p text:style-name="P8">La dépression économique:</text:p>
      <text:p text:style-name="P8"/>
      <text:p text:style-name="P8">Il existe 3 méthodes pour calculer le PIB</text:p>
      <text:p text:style-name="P8"/>
      <text:p text:style-name="P8">-La méthode des produits:</text:p>
      <text:p text:style-name="P8">-La méthode des dépenses: consiste à additionner les dépenses nécessaires pour acheter la p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7T09:03:05.811488821</dc:date>
    <meta:editing-duration>PT48M1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10" meta:character-count="3286" meta:non-whitespace-character-count="2825"/>
  </office:meta>
</office:document-meta>
</file>